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900000027E72A1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5cm" fo:margin-left="-0.191cm" table:align="left" style:writing-mode="lr-tb"/>
    </style:style>
    <style:style style:name="Tabelle1.A" style:family="table-column">
      <style:table-column-properties style:column-width="1.893cm"/>
    </style:style>
    <style:style style:name="Tabelle1.B" style:family="table-column">
      <style:table-column-properties style:column-width="2.701cm"/>
    </style:style>
    <style:style style:name="Tabelle1.C" style:family="table-column">
      <style:table-column-properties style:column-width="2.237cm"/>
    </style:style>
    <style:style style:name="Tabelle1.D" style:family="table-column">
      <style:table-column-properties style:column-width="3.078cm"/>
    </style:style>
    <style:style style:name="Tabelle1.E" style:family="table-column">
      <style:table-column-properties style:column-width="6.477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1"/>
    </style:style>
    <style:style style:name="Tabelle1.C2" style:family="table-cell" style:data-style-name="N37">
      <style:table-cell-properties fo:padding-left="0.191cm" fo:padding-right="0.191cm" fo:padding-top="0cm" fo:padding-bottom="0cm" fo:border="0.018cm solid #000001"/>
    </style:style>
    <style:style style:name="Tabelle2" style:family="table">
      <style:table-properties style:width="16.247cm" fo:margin-left="-0.191cm" table:align="left" style:writing-mode="lr-tb"/>
    </style:style>
    <style:style style:name="Tabelle2.A" style:family="table-column">
      <style:table-column-properties style:column-width="8.123cm"/>
    </style:style>
    <style:style style:name="Tabelle2.B" style:family="table-column">
      <style:table-column-properties style:column-width="8.12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1"/>
    </style:style>
    <style:style style:name="Tabelle2.A6" style:family="table-cell">
      <style:table-cell-properties fo:padding-left="0.191cm" fo:padding-right="0.191cm" fo:padding-top="0cm" fo:padding-bottom="0cm" fo:border-left="0.018cm solid #000001" fo:border-right="0.018cm solid #000001" fo:border-top="none" fo:border-bottom="0.018cm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Text_20_body">
      <style:paragraph-properties fo:break-before="page"/>
    </style:style>
    <style:style style:name="P4" style:family="paragraph" style:parent-style-name="Heading_20_1">
      <style:paragraph-properties fo:break-before="page"/>
    </style:style>
    <style:style style:name="P5" style:family="paragraph" style:parent-style-name="No_20_Spacing">
      <style:text-properties fo:color="#365f91" style:font-name="Cambria" fo:font-size="14pt" fo:font-weight="bold" style:font-size-asian="14pt" style:font-weight-asian="bold"/>
    </style:style>
    <style:style style:name="P6" style:family="paragraph" style:parent-style-name="Contents_20_Heading">
      <style:paragraph-properties fo:margin-left="0.762cm" fo:margin-right="0cm" fo:text-indent="0cm" style:auto-text-indent="false"/>
    </style:style>
    <style:style style:name="P7" style:family="paragraph" style:parent-style-name="Standard" style:master-page-name="First_20_Page">
      <style:paragraph-properties style:page-number="auto"/>
      <style:text-properties fo:font-weight="bold" style:font-weight-asian="bold"/>
    </style:style>
    <style:style style:name="P8" style:family="paragraph" style:parent-style-name="Standard">
      <style:paragraph-properties fo:margin-top="0.847cm" fo:margin-bottom="0.353cm"/>
      <style:text-properties style:font-name="Cambria" fo:font-size="26pt" style:font-size-asian="26pt" style:font-size-complex="26pt"/>
    </style:style>
    <style:style style:name="P9" style:family="paragraph" style:parent-style-name="Standard">
      <style:paragraph-properties fo:break-before="page"/>
      <style:text-properties fo:font-size="12pt" style:font-size-asian="12pt" style:language-asian="ja" style:country-asian="JP" style:font-size-complex="12pt"/>
    </style:style>
    <style:style style:name="P10" style:family="paragraph" style:parent-style-name="Standard">
      <style:text-properties fo:color="#365f91" style:font-name="Cambria" fo:font-size="14pt" fo:font-weight="bold" style:font-size-asian="14pt" style:font-weight-asian="bold" style:font-size-complex="14pt"/>
    </style:style>
    <style:style style:name="P11" style:family="paragraph" style:parent-style-name="Standard">
      <style:paragraph-properties fo:margin-top="0cm" fo:margin-bottom="0cm" fo:line-height="100%"/>
      <style:text-properties fo:font-weight="bold" style:font-weight-asian="bold"/>
    </style:style>
    <style:style style:name="P12" style:family="paragraph" style:parent-style-name="Text_20_body" style:list-style-name="L1"/>
    <style:style style:name="P13" style:family="paragraph" style:parent-style-name="No_20_Spacing">
      <style:paragraph-properties fo:break-before="page"/>
      <style:text-properties fo:color="#365f91" style:font-name="Cambria" fo:font-size="14pt" fo:font-weight="bold" style:font-size-asian="14pt" style:font-weight-asian="bold"/>
    </style:style>
    <style:style style:name="P14" style:family="paragraph" style:parent-style-name="No_20_Spacing">
      <style:paragraph-properties fo:margin-top="0.423cm" fo:margin-bottom="0cm"/>
      <style:text-properties fo:color="#365f91" style:font-name="Cambria" fo:font-size="14pt" fo:font-weight="bold" style:font-size-asian="14pt" style:font-weight-asian="bold"/>
    </style:style>
    <style:style style:name="P15" style:family="paragraph" style:parent-style-name="List_20_Paragraph" style:list-style-name="WWNum42"/>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agraph-properties fo:text-align="center"/>
      <style:text-properties fo:font-size="18pt"/>
    </style:style>
    <style:style style:name="T1" style:family="text">
      <style:text-properties fo:font-size="18pt" style:font-size-asian="18pt"/>
    </style:style>
    <style:style style:name="fr1" style:family="graphic" style:parent-style-name="Graphics">
      <style:graphic-properties fo:margin-left="0.318cm" fo:margin-right="0.318cm" fo:margin-top="0cm" fo:margin-bottom="0cm"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9" svg:width="1.587cm" svg:height="1.516cm" svg:x="0cm" svg:y="0cm">
        <draw:image xlink:href="Pictures/100000000000002900000027E72A1DE5.png" xlink:type="simple" xlink:show="embed" xlink:actuate="onLoad">
          <text:p/>
        </draw:image>
      </draw:frame>
      <text:p text:style-name="P7"/>
      <text:p text:style-name="P8">Soziale Lernplattform (SoLe)<draw:frame draw:style-name="fr1" draw:name="Grafik1" text:anchor-type="char" svg:x="0.058cm" svg:y="0.007cm" svg:width="1.588cm" svg:height="1.515cm" draw:z-index="1"><draw:image xlink:href="Pictures/100000000000002900000027E72A1DE5.png" xlink:type="simple" xlink:show="embed" xlink:actuate="onLoad"/></draw:frame></text:p>
      <text:p text:style-name="No_20_Spacing">im Auftrag der Firma</text:p>
      <text:p text:style-name="No_20_Spacing">HAW Hamburg</text:p>
      <text:p text:style-name="No_20_Spacing"/>
      <text:p text:style-name="No_20_Spacing"><text:span text:style-name="T1">Lastenheft</text:span><text:line-break/></text:p>
      <text:p text:style-name="No_20_Spacing"><text:line-break/></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lt;Autoren&gt;</text:p>
      <text:p text:style-name="No_20_Spacing">AM - Alex Mantel</text:p>
      <text:p text:style-name="No_20_Spacing">DH - Daniel Hofmeister</text:p>
      <text:p text:style-name="No_20_Spacing"/>
      <text:p text:style-name="No_20_Spacing">Version: 0.0</text:p>
      <text:p text:style-name="No_20_Spacing">Status: <text:s/>Designphase</text:p>
      <text:p text:style-name="No_20_Spacing">Stand: <text:date style:data-style-name="N37" text:date-value="2014-10-18T13:08:51.45" text:fixed="true">18.10.14</text:date></text:p>
      <text:p text:style-name="No_20_Spacing"/>
      <text:p text:style-name="No_20_Spacing"/>
      <text:p text:style-name="P5"/>
      <text:p text:style-name="P13">Zusammenfassung</text:p>
      <text:p text:style-name="No_20_Spacing">Dieses Dokument beschreibt die fachlichen Anforderungen an die Soziale Lernplattform, sowie Rahmenbedingungen und Organisation des Projekts. Auftraggeber ist die Firma &lt;Name&gt;.</text:p>
      <text:p text:style-name="P14">Historie</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Version</text:p>
          </table:table-cell>
          <table:table-cell table:style-name="Tabelle1.A1" office:value-type="string">
            <text:p text:style-name="P2">Status</text:p>
          </table:table-cell>
          <table:table-cell table:style-name="Tabelle1.A1" office:value-type="string">
            <text:p text:style-name="P2">Datum</text:p>
          </table:table-cell>
          <table:table-cell table:style-name="Tabelle1.A1" office:value-type="string">
            <text:p text:style-name="P2">Autor(en)</text:p>
          </table:table-cell>
          <table:table-cell table:style-name="Tabelle1.A1" office:value-type="string">
            <text:p text:style-name="P2">Erläuterung</text:p>
          </table:table-cell>
        </table:table-row>
        <table:table-row table:style-name="Tabelle1.1">
          <table:table-cell table:style-name="Tabelle1.A1" office:value-type="string">
            <text:p text:style-name="P2">0.1</text:p>
          </table:table-cell>
          <table:table-cell table:style-name="Tabelle1.A1" office:value-type="string">
            <text:p text:style-name="P2">In Arbeit</text:p>
          </table:table-cell>
          <table:table-cell table:style-name="Tabelle1.C2" office:value-type="date" office:date-value="2014-10-18">
            <text:p text:style-name="P2">18.10.14</text:p>
          </table:table-cell>
          <table:table-cell table:style-name="Tabelle1.A1" office:value-type="string">
            <text:p text:style-name="P2">AM,DH</text:p>
          </table:table-cell>
          <table:table-cell table:style-name="Tabelle1.A1" office:value-type="string">
            <text:p text:style-name="P2">&lt;Erläuterung zu den Änderungen&gt;</text:p>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
      <text:p text:style-name="P6"/>
      <text:p text:style-name="P9"/>
      <text:p text:style-name="P10">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326_991069185">1.1Stakeholder und Ziele<text:tab/>4</text:a></text:p>
          <text:p text:style-name="P17"><text:a xlink:type="simple" xlink:href="#__RefHeading__328_991069185">1.2Rahmenbedingungen und Organisation<text:tab/>4</text:a></text:p>
          <text:p text:style-name="P18"><text:a xlink:type="simple" xlink:href="#__RefHeading__330_991069185">1.2.1Ansprechpartner auf Auftragnehmerseite<text:tab/>4</text:a></text:p>
          <text:p text:style-name="P18"><text:a xlink:type="simple" xlink:href="#__RefHeading__332_991069185">1.2.2Ansprechpartner auf Auftraggeberseite<text:tab/>4</text:a></text:p>
          <text:p text:style-name="P18"><text:a xlink:type="simple" xlink:href="#__RefHeading__334_991069185">1.2.3Konventionen<text:tab/>4</text:a></text:p>
          <text:p text:style-name="P17"><text:a xlink:type="simple" xlink:href="#__RefHeading__338_991069185">1.3&lt;Themenblock, z. B. „Reservierung“&gt;<text:tab/>5</text:a></text:p>
          <text:p text:style-name="P16"><text:a xlink:type="simple" xlink:href="#__RefHeading__342_991069185">A3Anforderung 2<text:tab/>5</text:a></text:p>
          <text:p text:style-name="P17"><text:a xlink:type="simple" xlink:href="#__RefHeading__348_991069185">3.1&lt;Themenblock&gt;<text:tab/>5</text:a></text:p>
        </text:index-body>
      </text:table-of-content>
      <text:p text:style-name="Heading_20_1"/>
      <text:p text:style-name="Heading_20_1"/>
      <text:p text:style-name="P3"/>
      <text:p text:style-name="Heading_20_1"><text:bookmark-start text:name="__RefHeading__324_991069185"/>A1 <text:bookmark-start text:name="_Toc241221401"/>Einleitung<text:bookmark-end text:name="_Toc241221401"/><text:bookmark-end text:name="__RefHeading__324_991069185"/></text:p>
      <text:h text:style-name="Heading_20_2" text:outline-level="2"><text:bookmark-start text:name="_Toc241221402"/><text:bookmark-start text:name="__RefHeading__326_991069185"/>Stakeholder und Ziele<text:bookmark-end text:name="_Toc241221402"/><text:bookmark-end text:name="__RefHeading__326_991069185"/></text:h>
      <text:list xml:id="list8202994710218622997" text:style-name="L1">
        <text:list-item>
          <text:p text:style-name="P12">Users:<text:line-break/>Die User kann man nochmal grob in zwei Bereiche einteilen, die einen die vor allem Fragen stellen (Professoren eventuell) und die, die vor allem Fragen beantworten (Schüler, Studenten etc). Ihre Interessen und Ziele betreffen die Bedienlichkeit der Software und ihre Anforderungen an Hardware.</text:p>
        </text:list-item>
        <text:list-item>
          <text:p text:style-name="P12">Software Entwickler:<text:line-break/>Personen, die die Software (weiter-) entwickeln. Eine gute Dokumentation der vorliegenden Software und gute Kommentare im Code zur einfachen Weiterentwicklung und Wartung des Systems werden von ihnen gewünscht.</text:p>
        </text:list-item>
        <text:list-item>
          <text:p text:style-name="P12">Prüfer:<text:line-break/>Personen, die die Korrektheit von gemeldeten Fragen klärt. Er muss die Möglichkeit besitzen, Fragen zu löschen und zu ändern. Er ist an einer Konvention der Fragen interessiert (Einheitliche Fragestellung).</text:p>
        </text:list-item>
      </text:list>
      <text:h text:style-name="Heading_20_2" text:outline-level="2"><text:bookmark-start text:name="_Toc241221403"/><text:bookmark-start text:name="__RefHeading__328_991069185"/>Rahmenbedingungen und Organisation<text:bookmark-end text:name="_Toc241221403"/><text:bookmark-end text:name="__RefHeading__328_991069185"/></text:h>
      <text:h text:style-name="Heading_20_3" text:outline-level="3"><text:bookmark-start text:name="_Toc241221404"/><text:bookmark-start text:name="__RefHeading__330_991069185"/>Ansprechpartner auf Auftragnehmerseite<text:bookmark-end text:name="_Toc241221404"/><text:bookmark-end text:name="__RefHeading__330_991069185"/></text:h>
      <text:p text:style-name="Standard">Alex Mantel (<text:a xlink:type="simple" xlink:href="mailto:alex.mantel@haw-hamburg.de">alex.mantel@haw-hamburg.de</text:a>)<text:line-break/>Daniel Hofmeister (<text:a xlink:type="simple" xlink:href="mailto:daniel.hofmeister@haw-hamburg.de">daniel.hofmeister@haw-hamburg.de</text:a>)</text:p>
      <text:h text:style-name="Heading_20_3" text:outline-level="3"><text:bookmark-start text:name="_Toc241221405"/><text:bookmark-start text:name="__RefHeading__332_991069185"/>Ansprechpartner auf Auftraggeberseite<text:bookmark-end text:name="_Toc241221405"/><text:bookmark-end text:name="__RefHeading__332_991069185"/></text:h>
      <text:p text:style-name="Standard">&lt;Todo&gt;</text:p>
      <text:h text:style-name="Heading_20_3" text:outline-level="3"><text:bookmark-start text:name="_Toc241221406"/><text:bookmark-start text:name="__RefHeading__334_991069185"/>Konventionen<text:bookmark-end text:name="_Toc241221406"/><text:bookmark-end text:name="__RefHeading__334_991069185"/></text:h>
      <text:p text:style-name="Standard">&lt;Konventionen des Dokuments&gt;</text:p>
      <text:p text:style-name="P4"><text:bookmark-start text:name="_Toc241221407"/><text:bookmark-start text:name="__RefHeading__336_991069185"/>Aufgabenstellung<text:bookmark-end text:name="_Toc241221407"/><text:bookmark-end text:name="__RefHeading__336_991069185"/></text:p>
      <text:p text:style-name="Standard">In diesem Kapitel wird der Leistungsumfang durch Anforderungen, Prämissen und Leistungsausgrenzungen beschrieben.</text:p>
      <text:h text:style-name="Heading_20_2" text:outline-level="2"><text:bookmark-start text:name="_Toc241221408"/><text:bookmark-start text:name="__RefHeading__338_991069185"/>&lt;Themenblock, z. B. „Reservierung“&gt;<text:bookmark-end text:name="_Toc241221408"/><text:bookmark-end text:name="__RefHeading__338_991069185"/></text:h>
      <text:p text:style-name="Text_20_body"/>
      <text:h text:style-name="Anforderungen" text:outline-level="1"><text:bookmark-start text:name="__RefHeading__340_991069185"/>Anforderungen<text:line-break/>- <text:bookmark-end text:name="__RefHeading__340_991069185"/></text:h>
      <text:h text:style-name="Anforderungen" text:outline-level="1"><text:bookmark-start text:name="__RefHeading__342_991069185"/>Anforderung 2<text:bookmark-end text:name="__RefHeading__342_991069185"/></text:h>
      <text:p text:style-name="Prämissen"><text:bookmark-start text:name="__RefHeading__344_991069185"/>Eine Prämisse<text:bookmark-end text:name="__RefHeading__344_991069185"/></text:p>
      <text:p text:style-name="Leistungsausgrenzung"><text:bookmark-start text:name="__RefHeading__346_991069185"/>Eine Ausgrenzung<text:bookmark-end text:name="__RefHeading__346_991069185"/></text:p>
      <text:h text:style-name="Heading_20_2" text:outline-level="2"><text:bookmark-start text:name="_Toc241221409"/><text:bookmark-start text:name="__RefHeading__348_991069185"/>&lt;Themenblock&gt;<text:bookmark-end text:name="_Toc241221409"/><text:bookmark-end text:name="__RefHeading__348_991069185"/></text:h>
      <text:p text:style-name="Standard">...</text:p>
      <text:p text:style-name="Heading_20_1"><text:bookmark-start text:name="_Toc241221410"/><text:bookmark-start text:name="__RefHeading__350_991069185"/>Prioritäten<text:bookmark-end text:name="_Toc241221410"/><text:bookmark-end text:name="__RefHeading__350_991069185"/></text:p>
      <text:p text:style-name="Standard">&lt;Tabelle mit Prioritäten zu den Anforderungen&gt;</text:p>
      <text:p text:style-name="Heading_20_1"><text:bookmark-start text:name="_Toc241221411"/><text:bookmark-start text:name="__RefHeading__352_991069185"/>Glossar<text:bookmark-end text:name="_Toc241221411"/><text:bookmark-end text:name="__RefHeading__352_991069185"/></text:p>
      <table:table table:name="Tabelle2" table:style-name="Tabelle2">
        <table:table-column table:style-name="Tabelle2.A"/>
        <table:table-column table:style-name="Tabelle2.B"/>
        <table:table-row table:style-name="Tabelle2.1">
          <table:table-cell table:style-name="Tabelle2.A1" office:value-type="string">
            <text:p text:style-name="P11">Begriff</text:p>
          </table:table-cell>
          <table:table-cell table:style-name="Tabelle2.A1" office:value-type="string">
            <text:p text:style-name="P11">Definition</text:p>
          </table:table-cell>
        </table:table-row>
        <table:table-row table:style-name="Tabelle2.1">
          <table:table-cell table:style-name="Tabelle2.A1" office:value-type="string">
            <text:p text:style-name="P2">Multiple-Choice</text:p>
          </table:table-cell>
          <table:table-cell table:style-name="Tabelle2.A1" office:value-type="string">
            <text:p text:style-name="P2">Mehrere Antworten können korrekt sein. </text:p>
          </table:table-cell>
        </table:table-row>
        <table:table-row table:style-name="Tabelle2.1">
          <table:table-cell table:style-name="Tabelle2.A1" office:value-type="string">
            <text:p text:style-name="P2"/>
          </table:table-cell>
          <table:table-cell table:style-name="Tabelle2.A1" office:value-type="string">
            <text:p text:style-name="P2"/>
          </table:table-cell>
        </table:table-row>
        <table:table-row table:style-name="Tabelle2.1">
          <table:table-cell table:style-name="Tabelle2.A1" office:value-type="string">
            <text:p text:style-name="P2"/>
          </table:table-cell>
          <table:table-cell table:style-name="Tabelle2.A1" office:value-type="string">
            <text:p text:style-name="P2"/>
          </table:table-cell>
        </table:table-row>
        <table:table-row table:style-name="Tabelle2.1">
          <table:table-cell table:style-name="Tabelle2.A1" office:value-type="string">
            <text:p text:style-name="P2">Audio</text:p>
          </table:table-cell>
          <table:table-cell table:style-name="Tabelle2.A1" office:value-type="string">
            <text:p text:style-name="P2">Die Frage wird in Form von Audio vorgelegt. </text:p>
          </table:table-cell>
        </table:table-row>
        <table:table-row table:style-name="Tabelle2.1">
          <table:table-cell table:style-name="Tabelle2.A6" office:value-type="string">
            <text:p text:style-name="P2">Bild</text:p>
          </table:table-cell>
          <table:table-cell table:style-name="Tabelle2.A6" office:value-type="string">
            <text:p text:style-name="P2">Die Frage enthält ein Bild.</text:p>
          </table:table-cell>
        </table:table-row>
        <table:table-row table:style-name="Tabelle2.1">
          <table:table-cell table:style-name="Tabelle2.A6" office:value-type="string">
            <text:p text:style-name="P2"/>
          </table:table-cell>
          <table:table-cell table:style-name="Tabelle2.A6" office:value-type="string">
            <text:p text:style-name="P2"/>
          </table:table-cell>
        </table:table-row>
        <table:table-row table:style-name="Tabelle2.1">
          <table:table-cell table:style-name="Tabelle2.A6" office:value-type="string">
            <text:p text:style-name="P2">Lückentext</text:p>
          </table:table-cell>
          <table:table-cell table:style-name="Tabelle2.A6" office:value-type="string">
            <text:p text:style-name="P2">Ein Text in dem Wörter fehlen welche vom User ergänzt werden sollen.</text:p>
          </table:table-cell>
        </table:table-row>
      </table:table>
      <text:p text:style-name="Heading_20_1"><text:bookmark-start text:name="_Toc241221412"/><text:bookmark-start text:name="__RefHeading__354_991069185"/>Offene Punkte<text:bookmark-end text:name="_Toc241221412"/><text:bookmark-end text:name="__RefHeading__354_991069185"/></text:p>
      <text:list xml:id="list168001219977992169" text:style-name="WWNum42">
        <text:list-item>
          <text:p text:style-name="P15">&lt;offene Punkte&gt;</text:p>
        </text:list-item>
      </text:list>
      <text:p text:style-name="Heading_20_1"><text:bookmark-start text:name="_Toc241221413"/><text:bookmark-start text:name="__RefHeading__356_991069185"/>Quellen<text:bookmark-end text:name="_Toc241221413"/><text:bookmark-end text:name="__RefHeading__356_991069185"/></text:p>
      <text:p text:style-name="Standard">&lt;Zusätzlich geltende Dokumente zu diesem Lastenheft hier aufführen&g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176cm" fo:line-height="100%"/>
      <style:text-properties style:font-name="Times New Roman" fo:font-size="12pt" style:font-name-asian="Times New Roman1" style:font-size-asian="12pt" style:language-asian="de" style:country-asian="DE" style:font-name-complex="Times New Roman1" style:font-size-complex="12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Anforderungen" style:family="paragraph" style:parent-style-name="List_20_Paragraph" style:default-outline-level="1">
      <style:paragraph-properties fo:margin="100%" fo:margin-left="1.501cm" fo:margin-right="0cm" fo:margin-top="0cm" fo:margin-bottom="0.353cm" fo:text-indent="-1cm" style:auto-text-indent="false">
        <style:tab-stops>
          <style:tab-stop style:position="-3.752cm"/>
        </style:tab-stops>
      </style:paragraph-properties>
    </style:style>
    <style:style style:name="Prämissen" style:family="paragraph" style:parent-style-name="Anforderungen" style:default-outline-level="" style:list-style-name="">
      <style:paragraph-properties fo:margin="100%" fo:margin-left="1.501cm" fo:margin-right="0cm" fo:margin-top="0cm" fo:margin-bottom="0.353cm" fo:text-indent="-1.02cm" style:auto-text-indent="false"/>
    </style:style>
    <style:style style:name="Leistungsausgrenzung" style:family="paragraph" style:parent-style-name="Prämissen">
      <style:paragraph-properties fo:margin="100%" fo:margin-left="1.501cm" fo:margin-right="0cm" fo:margin-top="0cm" fo:margin-bottom="0.353cm" fo:text-indent="-1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el_20_Zeichen" style:display-name="Titel Zeichen" style:family="text" style:parent-style-name="Default_20_Paragraph_20_Font">
      <style:text-properties fo:color="#17365d" style:font-name="Cambria" fo:font-size="26pt" fo:letter-spacing="0.009cm" style:letter-kerning="true" style:font-size-asian="26pt" style:font-size-complex="26pt"/>
    </style:style>
    <style:style style:name="Überschrift_20_2_20_Zeichen" style:display-name="Überschrift 2 Zeichen"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eichen" style:display-name="Sprechblasentext Zeichen" style:family="text" style:parent-style-name="Default_20_Paragraph_20_Font">
      <style:text-properties style:font-name="Tahoma" fo:font-size="8pt" style:font-size-asian="8pt" style:font-name-complex="Tahoma1" style:font-size-complex="8pt"/>
    </style:style>
    <style:style style:name="Überschrift_20_3_20_Zeichen" style:display-name="Überschrift 3 Zeichen" style:family="text" style:parent-style-name="Default_20_Paragraph_20_Font">
      <style:text-properties fo:color="#4f81bd" style:font-name="Cambria"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Überschrift_20_4_20_Zeichen" style:display-name="Überschrift 4 Zeichen"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Überschrift_20_5_20_Zeichen" style:display-name="Überschrift 5 Zeichen" style:family="text" style:parent-style-name="Default_20_Paragraph_20_Font">
      <style:text-properties fo:color="#243f60" style:font-name="Cambria"/>
    </style:style>
    <style:style style:name="Überschrift_20_6_20_Zeichen" style:display-name="Überschrift 6 Zeichen" style:family="text" style:parent-style-name="Default_20_Paragraph_20_Font">
      <style:text-properties fo:color="#243f60" style:font-name="Cambria" fo:font-style="italic" style:font-style-asian="italic" style:font-style-complex="italic"/>
    </style:style>
    <style:style style:name="Überschrift_20_7_20_Zeichen" style:display-name="Überschrift 7 Zeichen" style:family="text" style:parent-style-name="Default_20_Paragraph_20_Font">
      <style:text-properties fo:color="#404040" style:font-name="Cambria" fo:font-style="italic" style:font-style-asian="italic" style:font-style-complex="italic"/>
    </style:style>
    <style:style style:name="Überschrift_20_8_20_Zeichen" style:display-name="Überschrift 8 Zeichen" style:family="text" style:parent-style-name="Default_20_Paragraph_20_Font">
      <style:text-properties fo:color="#404040" style:font-name="Cambria" fo:font-size="10pt" style:font-size-asian="10pt" style:font-size-complex="10pt"/>
    </style:style>
    <style:style style:name="Überschrift_20_9_20_Zeichen" style:display-name="Überschrift 9 Zeichen"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Listenabsatz_20_Zeichen" style:display-name="Listenabsatz Zeichen" style:family="text" style:parent-style-name="Default_20_Paragraph_20_Font"/>
    <style:style style:name="Anforderungen_20_Zchn" style:display-name="Anforderungen Zchn" style:family="text" style:parent-style-name="Listenabsatz_20_Zeichen"/>
    <style:style style:name="Prämissen_20_Zchn" style:display-name="Prämissen Zchn" style:family="text" style:parent-style-name="Anforderungen_20_Zchn"/>
    <style:style style:name="Leistungsausgrenzung_20_Zchn" style:display-name="Leistungsausgrenzung Zchn" style:family="text" style:parent-style-name="Prämissen_20_Zchn"/>
    <style:style style:name="annotation_20_reference" style:display-name="annotation reference" style:family="text" style:parent-style-name="Default_20_Paragraph_20_Font">
      <style:text-properties fo:font-size="8pt" style:font-size-asian="8pt" style:font-size-complex="8pt"/>
    </style:style>
    <style:style style:name="Kommentartext_20_Zeichen" style:display-name="Kommentartext Zeichen" style:family="text" style:parent-style-name="Default_20_Paragraph_20_Font">
      <style:text-properties fo:font-size="10pt" style:font-size-asian="10pt" style:font-size-complex="10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a" fo:font-size="11pt" fo:font-weight="normal" style:font-size-asian="11pt" style:font-weight-asian="normal" style:font-name-complex="Calibri1"/>
    </style:style>
    <style:style style:name="ListLabel_20_3" style:display-name="ListLabel 3" style:family="text">
      <style:text-properties fo:font-weight="normal" style:font-weight-asian="normal"/>
    </style:style>
    <style:style style:name="ListLabel_20_4" style:display-name="ListLabel 4" style:family="text">
      <style:text-properties fo:font-style="normal" fo:font-weight="bold" style:font-style-asian="normal"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4" style:num-prefix="A" style:num-format="1">
        <style:list-level-properties text:list-level-position-and-space-mode="label-alignment">
          <style:list-level-label-alignment text:label-followed-by="listtab" fo:text-indent="-1cm" fo:margin-left="1.501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Stand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Standard"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Standard"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Standard"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Standard"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Standard"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4" style:num-prefix="A"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4" style:num-prefix="P" style:num-format="1">
        <style:list-level-properties text:list-level-position-and-space-mode="label-alignment">
          <style:list-level-label-alignment text:label-followed-by="listtab" fo:text-indent="-1.02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4" style:num-prefix="L"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2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29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3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0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7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4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4" style:num-prefix="A"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499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eite | <text:page-number text:select-page="current">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Stefan Sarstedt</meta:initial-creator>
    <dc:creator>Daniel H</dc:creator>
    <meta:editing-cycles>44</meta:editing-cycles>
    <meta:print-date>2010-09-28T11:05:00</meta:print-date>
    <meta:creation-date>2013-08-25T10:07:00</meta:creation-date>
    <dc:date>2014-10-18T15:18:38.62</dc:date>
    <meta:editing-duration>PT11M32S</meta:editing-duration>
    <meta:generator>OpenOffice/4.0.1$Win32 OpenOffice.org_project/401m5$Build-9714</meta:generator>
    <meta:document-statistic meta:table-count="2" meta:image-count="1" meta:object-count="0" meta:page-count="5" meta:paragraph-count="72" meta:word-count="320" meta:character-count="2429"/>
    <meta:user-defined meta:name="AppVersion">14.0000</meta:user-defined>
    <meta:user-defined meta:name="Company">HAW Ham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